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465cm" fo:min-width="2.675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655cm" fo:min-width="1.405cm"/>
    </style:style>
    <style:style style:name="gr4" style:family="graphic" style:parent-style-name="objectwithoutfill">
      <style:graphic-properties svg:stroke-color="#cc3300" draw:fill="none" draw:textarea-horizontal-align="center" draw:textarea-vertical-align="middle"/>
    </style:style>
    <style:style style:name="gr5" style:family="graphic" style:parent-style-name="objectwithoutfill">
      <style:graphic-properties svg:stroke-color="#009900" draw:fill="none" draw:textarea-horizontal-align="center" draw:textarea-vertical-align="middle"/>
    </style:style>
    <style:style style:name="gr6" style:family="graphic" style:parent-style-name="objectwithoutfill">
      <style:graphic-properties svg:stroke-color="#009933" draw:fill="none" draw:textarea-horizontal-align="center" draw:textarea-vertical-align="middle"/>
    </style:style>
    <style:style style:name="gr7" style:family="graphic" style:parent-style-name="standard">
      <style:graphic-properties draw:fill-color="#009900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0.385cm" fo:min-width="1.405cm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0.076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r10" style:family="presentation" style:parent-style-name="blue-curve1-outline1">
      <style:graphic-properties fo:min-height="1.306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-color="#cc33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4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03/11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Research topic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<text:span text:style-name="T3">URN/URI/URL: definition, readings, tal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Storage Part</text:p>
          </draw:text-box>
        </draw:frame>
        <draw:frame presentation:style-name="pr8" draw:text-style-name="P7" draw:layer="layout" svg:width="25.199cm" svg:height="18.293cm" svg:x="1.27cm" svg:y="5.08cm" presentation:class="outline" presentation:user-transformed="true">
          <draw:text-box>
            <text:list text:style-name="L2">
              <text:list-item>
                <text:p text:style-name="P7"><text:span text:style-name="T4">Flexible storage providers: </text:span></text:p>
                <text:list>
                  <text:list-item>
                    <text:p text:style-name="P7"><text:span text:style-name="T4">IPFS</text:span></text:p>
                  </text:list-item>
                  <text:list-item>
                    <text:p text:style-name="P7"><text:span text:style-name="T4">StorJ</text:span></text:p>
                  </text:list-item>
                  <text:list-item>
                    <text:p text:style-name="P7"><text:span text:style-name="T4">Amazon</text:span></text:p>
                  </text:list-item>
                  <text:list-item>
                    <text:p text:style-name="P7"><text:span text:style-name="T4">Azure</text:span></text:p>
                  </text:list-item>
                  <text:list-item>
                    <text:p text:style-name="P7"><text:span text:style-name="T4">OwnCloud</text:span></text:p>
                  </text:list-item>
                </text:list>
              </text:list-item>
              <text:list-item>
                <text:p text:style-name="P7"><text:span text:style-name="T4">Need to create a generic adress</text:span></text:p>
              </text:list-item>
              <text:list-item>
                <text:p text:style-name="P7"><text:span text:style-name="T4">URN: naming systm</text:span></text:p>
              </text:list-item>
              <text:list-item>
                <text:p text:style-name="P7"><text:span text:style-name="T4">Describe a generic approach of URN and then describe examples</text:span></text:p>
              </text:list-item>
              <text:list-item>
                <text:p text:style-name="P7"><text:span text:style-name="T4">HASH:Provider:&lt;specificContent&gt;</text:span></text:p>
              </text:list-item>
              <text:list-item>
                <text:p text:style-name="P7"><text:span text:style-name="T4">HASH:</text:span><text:span text:style-name="T4"><text:a xlink:href="http://server/" xlink:type="simple">HTTP://server</text:a></text:span><text:span text:style-name="T4">IP:&lt;specificContent&gt;</text:span></text:p>
              </text:list-item>
              <text:list-item>
                <text:p text:style-name="P7"><text:span text:style-name="T4">HASH:AMAZON:account:&lt;specificConent&gt;</text:span></text:p>
              </text:list-item>
              <text:list-item>
                <text:p text:style-name="P7"><text:span text:style-name="T4">Email ID? When sendinf a email a unique identifier is sent to the mail server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Signature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 text:style-name="P7"><text:span text:style-name="T5">How can we verify a signature?</text:span></text:p>
              </text:list-item>
              <text:list-item>
                <text:p text:style-name="P7"><text:span text:style-name="T4">OpenSSL: create a certificate with private key and content hash???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Content Hash</text:p>
          </draw:text-box>
        </draw:frame>
        <draw:frame presentation:style-name="pr10" draw:text-style-name="P5" draw:layer="layout" svg:width="2.54cm" svg:height="1.306cm" svg:x="3.275cm" svg:y="17.009cm" presentation:class="outline" presentation:user-transformed="true">
          <draw:text-box>
            <text:list text:style-name="L2">
              <text:list-header>
                <text:p>or</text:p>
              </text:list-header>
            </text:list>
          </draw:text-box>
        </draw:frame>
        <draw:custom-shape draw:style-name="gr2" draw:text-style-name="P8" draw:layer="layout" svg:width="3.175cm" svg:height="5.715cm" svg:x="3.175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5.715cm" svg:x="7.62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5.715cm" svg:x="12.065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5.715cm" svg:x="16.51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5.715cm" svg:x="20.955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905cm" svg:x="8.255cm" svg:y="8.89cm">
          <text:p text:style-name="P8">Master</text:p>
          <text:p text:style-name="P8">doc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905cm" svg:x="17.145cm" svg:y="8.89cm">
          <text:p text:style-name="P8">copy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905cm" svg:x="21.59cm" svg:y="8.89cm">
          <text:p text:style-name="P8">copy</text:p>
          <draw:enhanced-geometry svg:viewBox="0 0 21600 21600" draw:type="rectangle" draw:enhanced-path="M 0 0 L 21600 0 21600 21600 0 21600 0 0 Z N"/>
        </draw:custom-shape>
        <draw:path draw:style-name="gr4" draw:text-style-name="P10" draw:layer="layout" svg:width="5.942cm" svg:height="13.981cm" draw:transform="rotate (-1.42802839398176) translate (22.2955637371724cm 8.83225658431493cm)" svg:viewBox="0 0 5943 13982" svg:d="M0 13907c252 46 500 15 758 17 235 2 456 28 684 52 260 28 508-40 768-51 292-13 581-44 871-129 285-83 577-211 735-470 154-251 238-535 369-800 108-218 183-456 304-670 136-242 135-526 249-771 130-279 146-581 239-864 81-246 176-491 201-754 29-294 85-587 127-881 38-263 76-527 114-790 42-293 97-586 126-881 27-272 28-549 49-823 19-256 64-509 66-773 1-266 75-527 113-790 36-247 78-497 107-745 30-250 51-495 62-752 11-272-38-521-96-775-62-274-139-566-373-768-221-189-465-348-684-535-233-199-510-322-797-392-254-61-502-148-751-223-226-68-462-108-691-168l-219-78-225-32-107-61">
          <text:p/>
        </draw:path>
        <draw:path draw:style-name="gr4" draw:text-style-name="P10" draw:layer="layout" svg:width="8.654cm" svg:height="3.234cm" svg:x="9.283cm" svg:y="10.788cm" svg:viewBox="0 0 8655 3235" svg:d="M8644 0c28 249-1 495-45 753-51 296-259 489-388 730-160 300-342 621-639 798-241 144-438 366-730 411-284 43-545 207-843 182-233-20-447 47-685 69-290 27-554 69-844 159-284 88-596 42-889 92-271 47-548 19-821 23-266 4-536 38-799 0-276-40-581-27-798-229-205-191-603-202-639-547-30-283-148-546-205-821-50-238-98-466-160-707-63-246-97-471-136-707l-23-137">
          <text:p/>
        </draw:path>
        <draw:path draw:style-name="gr4" draw:text-style-name="P10" draw:layer="layout" svg:width="0.53cm" svg:height="0.059cm" draw:transform="rotate (-2.0315632493214) translate (9.29104319167796cm 10.8608272733285cm)" svg:viewBox="0 0 531 60" svg:d="M0 60l245-20 234-40h52">
          <text:p/>
        </draw:path>
        <draw:path draw:style-name="gr4" draw:text-style-name="P10" draw:layer="layout" svg:width="0.549cm" svg:height="0.126cm" draw:transform="rotate (-0.589048622548086) translate (9.306cm 10.834cm)" svg:viewBox="0 0 550 127" svg:d="M0 0l278 6 241 114 31 7">
          <text:p/>
        </draw:path>
        <draw:path draw:style-name="gr4" draw:text-style-name="P10" draw:layer="layout" svg:width="0.341cm" svg:height="0.075cm" draw:transform="rotate (-2.64225395459422) translate (8.55415364794669cm 10.8802829528581cm)" svg:viewBox="0 0 342 76" svg:d="M0 76c100-15 212 22 300-51l42-25">
          <text:p/>
        </draw:path>
        <draw:path draw:style-name="gr4" draw:text-style-name="P10" draw:layer="layout" svg:width="0.321cm" svg:height="0.054cm" draw:transform="rotate (-0.652927673171079) translate (8.527cm 10.839cm)" svg:viewBox="0 0 322 55" svg:d="M0 0l114 10 107 27 101 18">
          <text:p/>
        </draw:path>
        <draw:path draw:style-name="gr5" draw:text-style-name="P10" draw:layer="layout" svg:width="2.188cm" svg:height="4.578cm" draw:transform="rotate (1.5707963267949) translate (17.951cm 8.915cm)" svg:viewBox="0 0 2189 4579" svg:d="M61 4579c225-18 447 14 672-61 262-87 507-201 733-346 229-147 466-332 549-631 70-254 141-499 163-753 23-264 7-530-21-794-24-232-106-454-223-651-139-233-258-481-428-692-190-236-498-332-773-448-217-91-437-179-672-203h-61">
          <text:p/>
        </draw:path>
        <draw:path draw:style-name="gr5" draw:text-style-name="P10" draw:layer="layout" svg:width="2.685cm" svg:height="8.771cm" draw:transform="rotate (1.5707963267949) translate (8.813cm 8.874cm)" svg:viewBox="0 0 2686 8772" svg:d="M0 8772c278-37 570-65 814-204 315-179 629-368 875-651 197-226 384-457 529-713 132-233 249-486 285-753 38-281 124-548 122-834-1-266 68-525 61-794-7-280-45-557-40-834 5-241-90-447-102-692-11-221-82-434-122-652-44-243-107-475-204-712-111-271-168-583-407-773-238-188-451-413-712-570-247-148-496-295-753-428l-224-101-122-61">
          <text:p/>
        </draw:path>
        <draw:path draw:style-name="gr5" draw:text-style-name="P10" draw:layer="layout" svg:width="0.45cm" svg:height="0.051cm" draw:transform="rotate (0.297578637465033) translate (8.81474530189327cm 8.81025942041851cm)" svg:viewBox="0 0 451 52" svg:d="M0 52c125-2 251-10 375-36l76-16">
          <text:p/>
        </draw:path>
        <draw:path draw:style-name="gr5" draw:text-style-name="P10" draw:layer="layout" svg:width="0.414cm" svg:height="0.137cm" draw:transform="rotate (2.28568318841177) translate (8.71580018946375cm 8.97611156604396cm)" svg:viewBox="0 0 415 138" svg:d="M0 131c98 20 196-11 280-57l93-49 42-25">
          <text:p/>
        </draw:path>
        <draw:path draw:style-name="gr5" draw:text-style-name="P10" draw:layer="layout" svg:width="0.363cm" svg:height="0.126cm" draw:transform="rotate (0.154287105876299) translate (17.9425446210448cm 8.72690362179453cm)" svg:viewBox="0 0 364 127" svg:d="M0 127c102 5 186-57 275-95l89-32">
          <text:p/>
        </draw:path>
        <draw:path draw:style-name="gr6" draw:text-style-name="P10" draw:layer="layout" svg:width="0.345cm" svg:height="0.081cm" draw:transform="rotate (2.08043246837724) translate (17.8807854748225cm 8.89700604730284cm)" svg:viewBox="0 0 346 82" svg:d="M0 76c107 23 210-20 307-54l39-22">
          <text:p/>
        </draw:path>
        <draw:custom-shape draw:style-name="gr7" draw:text-style-name="P11" draw:layer="layout" svg:width="1.905cm" svg:height="0.635cm" svg:x="1.90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905cm" svg:height="0.635cm" svg:x="5.805cm" svg:y="17.14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5" draw:layer="layout" svg:width="2.54cm" svg:height="1.306cm" svg:x="7.175cm" svg:y="17.009cm" presentation:class="outline" presentation:user-transformed="true">
          <draw:text-box>
            <text:list text:style-name="L2">
              <text:list-header>
                <text:p>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When I start programming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 text:style-name="P7"><text:span text:style-name="T5">List of all transaction from an account</text:span></text:p>
              </text:list-item>
              <text:list-item>
                <text:p text:style-name="P7"><text:span text:style-name="T4">Link all document with the same content h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URN scheme for the storing part</text:p>
              </text:list-item>
              <text:list-item>
                <text:p text:style-name="P1">Implementation in order to insert the binary hash in the field of the previous block</text:p>
              </text:list-item>
              <text:list-item>
                <text:p text:style-name="P1">Define an interface to create a smart contract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the master thesis</text:p>
          </draw:text-box>
        </draw:frame>
        <draw:frame presentation:style-name="pr8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Create a document wallet 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2H39M12S</meta:editing-duration>
    <meta:editing-cycles>24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03T14:04:13.115133606</dc:date>
    <meta:document-statistic meta:object-count="90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